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df2" officeooo:paragraph-rsid="000b4df2"/>
    </style:style>
    <style:style style:name="P2" style:family="paragraph" style:parent-style-name="Standard" style:list-style-name="L1">
      <style:text-properties officeooo:rsid="000b4df2" officeooo:paragraph-rsid="000b4df2"/>
    </style:style>
    <style:style style:name="P3" style:family="paragraph" style:parent-style-name="Standard" style:list-style-name="L1">
      <style:text-properties officeooo:rsid="000ca384" officeooo:paragraph-rsid="000ca384"/>
    </style:style>
    <style:style style:name="P4" style:family="paragraph" style:parent-style-name="Standard">
      <style:text-properties officeooo:rsid="000ca384" officeooo:paragraph-rsid="000ca384"/>
    </style:style>
    <style:style style:name="P5" style:family="paragraph" style:parent-style-name="Standard" style:list-style-name="L1">
      <style:text-properties officeooo:rsid="000ddad1" officeooo:paragraph-rsid="000ddad1"/>
    </style:style>
    <style:style style:name="P6" style:family="paragraph" style:parent-style-name="Standard">
      <style:text-properties officeooo:rsid="000ddad1" officeooo:paragraph-rsid="000ddad1"/>
    </style:style>
    <style:style style:name="P7" style:family="paragraph" style:parent-style-name="Standard" style:list-style-name="L1">
      <style:text-properties officeooo:rsid="000e9745" officeooo:paragraph-rsid="000e9745"/>
    </style:style>
    <style:style style:name="P8" style:family="paragraph" style:parent-style-name="Standard">
      <style:text-properties officeooo:rsid="000e9745" officeooo:paragraph-rsid="000e9745"/>
    </style:style>
    <style:style style:name="T1" style:family="text">
      <style:text-properties officeooo:rsid="000ca384"/>
    </style:style>
    <style:style style:name="T2" style:family="text">
      <style:text-properties officeooo:rsid="000ce552"/>
    </style:style>
    <style:style style:name="T3" style:family="text">
      <style:text-properties officeooo:rsid="000ddad1"/>
    </style:style>
    <style:style style:name="T4" style:family="text">
      <style:text-properties officeooo:rsid="000e0a70"/>
    </style:style>
    <style:style style:name="T5" style:family="text">
      <style:text-properties officeooo:rsid="000e97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08239752" text:style-name="L1">
        <text:list-item>
          <text:p text:style-name="P2">Qual o nome do Projeto?</text:p>
          <text:p text:style-name="P2"/>
        </text:list-item>
      </text:list>
      <text:p text:style-name="P1"><text:tab/>Gerenciador de Salões de Festas, por enquanto não foi pensado num nome fantasia.</text:p>
      <text:p text:style-name="P1"/>
      <text:list xml:id="list95555688344461" text:continue-numbering="true" text:style-name="L1">
        <text:list-item>
          <text:p text:style-name="P2">Qual o segmento do Projeto?</text:p>
        </text:list-item>
      </text:list>
      <text:p text:style-name="P1"><text:tab/></text:p>
      <text:p text:style-name="P1"><text:tab/>Festas e eventos, com foco em empresas familiares.</text:p>
      <text:p text:style-name="P1"/>
      <text:list xml:id="list95556723431302" text:continue-numbering="true" text:style-name="L1">
        <text:list-item>
          <text:p text:style-name="P2">Qual o público-alvo do Projeto?</text:p>
        </text:list-item>
      </text:list>
      <text:p text:style-name="P1"/>
      <text:p text:style-name="P1"><text:tab/>Não se tem um público-alvo específico, sendo que atua na área de festas, porém a maior parte dos “pagantes” pelo espaço seriam adultos maiores de trinta anos e não aposentados, devido a estabilidade financeira.</text:p>
      <text:p text:style-name="P1"/>
      <text:list xml:id="list95556272419861" text:continue-numbering="true" text:style-name="L1">
        <text:list-item>
          <text:p text:style-name="P2">O projeto se refere a um site, sistema, aplicativo? Ou todos?</text:p>
        </text:list-item>
      </text:list>
      <text:p text:style-name="P1"/>
      <text:p text:style-name="P1"><text:tab/><text:span text:style-name="T1">Site e aplicativo, o primeiro para donos e aplicativo para usuários dos salões.</text:span></text:p>
      <text:p text:style-name="P1"/>
      <text:list xml:id="list95554743567156" text:continue-numbering="true" text:style-name="L1">
        <text:list-item>
          <text:p text:style-name="P3">O Projeto possui marca ou Manual de Identidade Visual?</text:p>
        </text:list-item>
      </text:list>
      <text:p text:style-name="P4"/>
      <text:p text:style-name="P4"><text:tab/>Ainda não, porém pretende-se criar uma ao longo do desenvolvimento do projeto.</text:p>
      <text:list xml:id="list95555868951130" text:continue-numbering="true" text:style-name="L1">
        <text:list-header>
          <text:p text:style-name="P3"/>
        </text:list-header>
        <text:list-item>
          <text:p text:style-name="P3">Qual o objetivo do Projeto?</text:p>
        </text:list-item>
      </text:list>
      <text:p text:style-name="P4"/>
      <text:p text:style-name="P4"><text:tab/>Diminuir os problemas na camunicação entre pessoas e salões de eventos, um espaço para divulgação de novos salões, divulgar eventos dos salões de eventos em geral (uma ideia inicial apenas), facilitar a organização dos eventos por meio do usuário.</text:p>
      <text:p text:style-name="P4"/>
      <text:list xml:id="list95555076451138" text:continue-numbering="true" text:style-name="L1">
        <text:list-item>
          <text:p text:style-name="P3">Quais são os três principais concorrentes do Projeto?</text:p>
        </text:list-item>
      </text:list>
      <text:p text:style-name="P4"/>
      <text:p text:style-name="P4"><text:span text:style-name="T2"><text:tab/>Empresas de festas tradicionais.</text:span></text:p>
      <text:p text:style-name="P4"><text:tab/><text:span text:style-name="T3">Conjunto de empresas que monopolizam os usuários.</text:span></text:p>
      <text:p text:style-name="P4"><text:tab/><text:span text:style-name="T3">Aplicativos de eventos.</text:span></text:p>
      <text:p text:style-name="P4"/>
      <text:list xml:id="list95555890545692" text:continue-numbering="true" text:style-name="L1">
        <text:list-item>
          <text:p text:style-name="P5">Quais são as 3 referências de sites modelo?</text:p>
        </text:list-item>
      </text:list>
      <text:p text:style-name="P6"/>
      <text:p text:style-name="P6"><text:tab/><text:span text:style-name="T4">S</text:span>ympla, <text:span text:style-name="T4">na parte de usabilidade.</text:span></text:p>
      <text:p text:style-name="P6"><text:tab/><text:span text:style-name="T5">SiaPark em ambas partes, usabilidade e design.</text:span></text:p>
      <text:p text:style-name="P6"><text:tab/><text:span text:style-name="T5">Nubank design muito bom.</text:span></text:p>
      <text:list xml:id="list95556483232916" text:continue-numbering="true" text:style-name="L1">
        <text:list-header>
          <text:p text:style-name="P3"/>
        </text:list-header>
        <text:list-item>
          <text:p text:style-name="P7">Qual o prazo de lançamento do Produto?</text:p>
        </text:list-item>
      </text:list>
      <text:p text:style-name="P8"/>
      <text:p text:style-name="P8"><text:tab/>No ano de 2021 o produto final, porém protótipos podem vir a serem feitos já nesse ano.</text:p>
      <text:p text:style-name="P8"/>
      <text:list xml:id="list95556366339625" text:continue-numbering="true" text:style-name="L1">
        <text:list-item>
          <text:p text:style-name="P7">Vamos fazer um contrato?</text:p>
        </text:list-item>
      </text:list>
      <text:p text:style-name="P8"/>
      <text:p text:style-name="P8"><text:tab/>Por causa do ifsul ser uma instituição pública, não acho que seria adequado fechar um contrato com tal tipo de instituição, porém gostaria de talvez procurar financiamento para o projeto.</text:p>
      <text:p text:style-name="P8"/>
      <text:p text:style-name="P8"><text:tab/></text:p>
      <text:p text:style-name="P1"/>
      <text:p text:style-name="P1"/>
      <text:p text:style-name="P1"><text:soft-page-break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8:32:21.815701974</meta:creation-date>
    <dc:date>2020-03-09T09:55:54.486550299</dc:date>
    <meta:editing-duration>PT8M41S</meta:editing-duration>
    <meta:editing-cycles>1</meta:editing-cycles>
    <meta:document-statistic meta:table-count="0" meta:image-count="0" meta:object-count="0" meta:page-count="2" meta:paragraph-count="27" meta:word-count="273" meta:character-count="1643" meta:non-whitespace-character-count="1387"/>
    <meta:generator>LibreOffice/6.0.7.3$Linux_X86_64 LibreOffice_project/00m0$Build-3</meta:generator>
  </office:meta>
</office:document-meta>
</file>